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bd" officeooo:paragraph-rsid="000fcbbd"/>
    </style:style>
    <style:style style:name="P2" style:family="paragraph" style:parent-style-name="Standard">
      <style:text-properties officeooo:rsid="000fcbbd" officeooo:paragraph-rsid="000fcbbd"/>
    </style:style>
    <style:style style:name="T1" style:family="text">
      <style:text-properties officeooo:rsid="00106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ários </text:p>
      <text:p text:style-name="P1"/>
      <text:p text:style-name="P1"><text:tab/>Para criarmos um formulário, devemos primeiramente inserir a tag form, posteriormente, criamos um parágrafo e dentro dele, Inserimos o nome do campo, por exp: digite seu nome completo e depois disso, nós inserimos um input dentro do parágrafo, que pode ser de vários tipos. E dentro do input, também podemos colocar um nome usando a tag name e um id, para configurar as css</text:p>
      <text:p text:style-name="P1"><text:tab/>Quando usamos a tag input do tipo type”submit”, aparecera uma area escrita como value=””, onde dentro, podemos escrever a palavra enviar</text:p>
      <text:p text:style-name="P1"><text:tab/><text:span text:style-name="T1">Podemos desativar a sugestão de preenchimento de formulário usando as “tags autocomplete”= “off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3:29:58.653000000</meta:creation-date>
    <dc:date>2022-11-01T20:27:20.377000000</dc:date>
    <meta:editing-duration>PT15M45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4" meta:word-count="99" meta:character-count="620" meta:non-whitespace-character-count="521"/>
  </office:meta>
</office:document-meta>
</file>